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761819"/>
          <table:table-cell office:value-type="float" office:value="0.0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2.0"/>
          <table:table-cell office:value-type="float" office:value="92.0"/>
          <table:table-cell office:value-type="float" office:value="124.0"/>
          <table:table-cell office:value-type="float" office:value="621.0"/>
          <table:table-cell office:value-type="float" office:value="1778.0"/>
          <table:table-cell office:value-type="float" office:value="1199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7.0"/>
          <table:table-cell office:value-type="float" office:value="3755.0"/>
          <table:table-cell office:value-type="float" office:value="3247.0"/>
          <table:table-cell office:value-type="float" office:value="2185.0"/>
          <table:table-cell office:value-type="float" office:value="1611.0"/>
          <table:table-cell office:value-type="float" office:value="73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660684"/>
          <table:table-cell office:value-type="float" office:value="0.0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2.0"/>
          <table:table-cell office:value-type="float" office:value="105.0"/>
          <table:table-cell office:value-type="float" office:value="174.0"/>
          <table:table-cell office:value-type="float" office:value="691.0"/>
          <table:table-cell office:value-type="float" office:value="2040.0"/>
          <table:table-cell office:value-type="float" office:value="117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9.0"/>
          <table:table-cell office:value-type="float" office:value="3721.0"/>
          <table:table-cell office:value-type="float" office:value="3213.0"/>
          <table:table-cell office:value-type="float" office:value="2181.0"/>
          <table:table-cell office:value-type="float" office:value="1611.0"/>
          <table:table-cell office:value-type="float" office:value="73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649605"/>
          <table:table-cell office:value-type="float" office:value="0.0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75.0"/>
          <table:table-cell office:value-type="float" office:value="753.0"/>
          <table:table-cell office:value-type="float" office:value="2272.0"/>
          <table:table-cell office:value-type="float" office:value="1177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01.0"/>
          <table:table-cell office:value-type="float" office:value="3691.0"/>
          <table:table-cell office:value-type="float" office:value="3183.0"/>
          <table:table-cell office:value-type="float" office:value="2177.0"/>
          <table:table-cell office:value-type="float" office:value="1611.0"/>
          <table:table-cell office:value-type="float" office:value="73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